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57" officeooo:paragraph-rsid="0003f657"/>
    </style:style>
    <style:style style:name="P2" style:family="paragraph" style:parent-style-name="Standard">
      <style:text-properties fo:font-weight="bold" officeooo:rsid="0003f657" officeooo:paragraph-rsid="0003f657" style:font-weight-asian="bold" style:font-weight-complex="bold"/>
    </style:style>
    <style:style style:name="P3" style:family="paragraph" style:parent-style-name="Standard">
      <style:text-properties fo:font-style="italic" fo:font-weight="bold" officeooo:rsid="0003f657" officeooo:paragraph-rsid="0003f657" style:font-style-asian="italic" style:font-weight-asian="bold" style:font-style-complex="italic" style:font-weight-complex="bold"/>
    </style:style>
    <style:style style:name="P4" style:family="paragraph" style:parent-style-name="Standard">
      <style:text-properties officeooo:rsid="001545d1" officeooo:paragraph-rsid="001545d1"/>
    </style:style>
    <style:style style:name="P5" style:family="paragraph" style:parent-style-name="Standard">
      <style:text-properties officeooo:rsid="0016eaf4" officeooo:paragraph-rsid="0016eaf4"/>
    </style:style>
    <style:style style:name="P6" style:family="paragraph" style:parent-style-name="Standard">
      <style:text-properties officeooo:rsid="0016eaf4" officeooo:paragraph-rsid="001d08ad"/>
    </style:style>
    <style:style style:name="P7" style:family="paragraph" style:parent-style-name="Standard">
      <style:text-properties officeooo:rsid="0016eaf4" officeooo:paragraph-rsid="001f1ca3"/>
    </style:style>
    <style:style style:name="P8" style:family="paragraph" style:parent-style-name="Standard">
      <style:text-properties officeooo:rsid="0016eaf4" officeooo:paragraph-rsid="001efd66"/>
    </style:style>
    <style:style style:name="P9" style:family="paragraph" style:parent-style-name="Standard">
      <style:text-properties officeooo:rsid="002101cc" officeooo:paragraph-rsid="002101cc"/>
    </style:style>
    <style:style style:name="P10" style:family="paragraph" style:parent-style-name="Standard">
      <style:text-properties officeooo:rsid="0025e1db" officeooo:paragraph-rsid="0025e1db"/>
    </style:style>
    <style:style style:name="P11" style:family="paragraph" style:parent-style-name="Standard">
      <style:text-properties officeooo:rsid="002cd5a0" officeooo:paragraph-rsid="002cd5a0"/>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officeooo:rsid="0003f657"/>
    </style:style>
    <style:style style:name="P14" style:family="paragraph" style:parent-style-name="Standard">
      <style:paragraph-properties style:writing-mode="lr-tb"/>
      <style:text-properties officeooo:rsid="0005dcb8" officeooo:paragraph-rsid="0005dcb8"/>
    </style:style>
    <style:style style:name="P15" style:family="paragraph" style:parent-style-name="Standard">
      <style:paragraph-properties style:writing-mode="lr-tb"/>
      <style:text-properties officeooo:rsid="0006ec01" officeooo:paragraph-rsid="0006ec01"/>
    </style:style>
    <style:style style:name="P16" style:family="paragraph" style:parent-style-name="Standard">
      <style:paragraph-properties style:writing-mode="lr-tb"/>
      <style:text-properties officeooo:rsid="0006ec01" officeooo:paragraph-rsid="00098ece"/>
    </style:style>
    <style:style style:name="P17" style:family="paragraph" style:parent-style-name="Standard">
      <style:paragraph-properties style:writing-mode="lr-tb"/>
      <style:text-properties officeooo:rsid="0006ec01" officeooo:paragraph-rsid="0013c569"/>
    </style:style>
    <style:style style:name="P18" style:family="paragraph" style:parent-style-name="Standard">
      <style:paragraph-properties style:writing-mode="lr-tb"/>
      <style:text-properties officeooo:rsid="00098ece" officeooo:paragraph-rsid="00098ece"/>
    </style:style>
    <style:style style:name="P19" style:family="paragraph" style:parent-style-name="Standard">
      <style:paragraph-properties style:writing-mode="lr-tb"/>
      <style:text-properties fo:font-style="italic" fo:font-weight="bold" officeooo:rsid="000dc0ae" officeooo:paragraph-rsid="000dc0ae" style:font-style-asian="italic" style:font-weight-asian="bold" style:font-style-complex="italic" style:font-weight-complex="bold"/>
    </style:style>
    <style:style style:name="P20" style:family="paragraph" style:parent-style-name="Standard">
      <style:paragraph-properties style:writing-mode="lr-tb"/>
      <style:text-properties fo:font-style="italic" fo:font-weight="bold" officeooo:rsid="0005dcb8" officeooo:paragraph-rsid="0005dcb8" style:font-style-asian="italic" style:font-weight-asian="bold" style:font-style-complex="italic" style:font-weight-complex="bold"/>
    </style:style>
    <style:style style:name="P21" style:family="paragraph" style:parent-style-name="Standard">
      <style:paragraph-properties style:writing-mode="lr-tb"/>
      <style:text-properties officeooo:rsid="001474c8" officeooo:paragraph-rsid="001474c8"/>
    </style:style>
    <style:style style:name="P22" style:family="paragraph" style:parent-style-name="Standard">
      <style:paragraph-properties style:writing-mode="lr-tb"/>
      <style:text-properties officeooo:rsid="001efd66" officeooo:paragraph-rsid="001efd66"/>
    </style:style>
    <style:style style:name="P23" style:family="paragraph" style:parent-style-name="Preformatted_20_Text">
      <style:paragraph-properties style:writing-mode="lr-tb"/>
      <style:text-properties officeooo:rsid="0006ec01" officeooo:paragraph-rsid="000dc0ae"/>
    </style:style>
    <style:style style:name="P24" style:family="paragraph" style:parent-style-name="Standard" style:list-style-name="L1">
      <style:text-properties officeooo:rsid="001545d1" officeooo:paragraph-rsid="001545d1"/>
    </style:style>
    <style:style style:name="P25" style:family="paragraph" style:parent-style-name="Standard">
      <style:text-properties officeooo:rsid="002cd5a0" officeooo:paragraph-rsid="002cd5a0"/>
    </style:style>
    <style:style style:name="P26" style:family="paragraph" style:parent-style-name="Standard">
      <style:text-properties officeooo:rsid="002cd5a0" officeooo:paragraph-rsid="002cd5a0" fo:background-color="#ffff00"/>
    </style:style>
    <style:style style:name="P27" style:family="paragraph" style:parent-style-name="Standard">
      <style:text-properties officeooo:rsid="0016eaf4" officeooo:paragraph-rsid="001f1ca3"/>
    </style:style>
    <style:style style:name="P28" style:family="paragraph" style:parent-style-name="Standard">
      <style:text-properties officeooo:rsid="0003f657" officeooo:paragraph-rsid="0003f657"/>
    </style:style>
    <style:style style:name="P29" style:family="paragraph" style:parent-style-name="Standard">
      <style:text-properties officeooo:rsid="00320932" officeooo:paragraph-rsid="00320932"/>
    </style:style>
    <style:style style:name="P30" style:family="paragraph" style:parent-style-name="Standard" style:list-style-name="L5">
      <style:text-properties officeooo:rsid="00320932" officeooo:paragraph-rsid="00320932"/>
    </style:style>
    <style:style style:name="P31" style:family="paragraph" style:parent-style-name="Standard">
      <style:text-properties fo:font-weight="bold" officeooo:rsid="00320932" officeooo:paragraph-rsid="00320932" style:font-weight-asian="bold" style:font-weight-complex="bold"/>
    </style:style>
    <style:style style:name="P32" style:family="paragraph" style:parent-style-name="Standard">
      <style:text-properties officeooo:rsid="00322123" officeooo:paragraph-rsid="00322123"/>
    </style:style>
    <style:style style:name="P33" style:family="paragraph" style:parent-style-name="Standard" style:list-style-name="L2">
      <style:paragraph-properties style:writing-mode="lr-tb"/>
      <style:text-properties officeooo:rsid="0005dcb8" officeooo:paragraph-rsid="0005dcb8"/>
    </style:style>
    <style:style style:name="P34" style:family="paragraph" style:parent-style-name="Standard" style:list-style-name="L2">
      <style:paragraph-properties style:writing-mode="lr-tb"/>
      <style:text-properties officeooo:rsid="0006ec01" officeooo:paragraph-rsid="0006ec01"/>
    </style:style>
    <style:style style:name="P35" style:family="paragraph" style:parent-style-name="Standard" style:list-style-name="L4">
      <style:paragraph-properties style:writing-mode="lr-tb"/>
      <style:text-properties officeooo:rsid="000ebb40" officeooo:paragraph-rsid="000ebb40"/>
    </style:style>
    <style:style style:name="P36" style:family="paragraph" style:parent-style-name="Preformatted_20_Text">
      <style:text-properties style:font-name="Ubuntu Mono" fo:font-size="12.3999996185303pt" officeooo:rsid="0016eaf4" officeooo:paragraph-rsid="001f1ca3" fo:background-color="#ffff00"/>
    </style:style>
    <style:style style:name="P37" style:family="paragraph" style:parent-style-name="Preformatted_20_Text" style:list-style-name="L3">
      <style:paragraph-properties style:writing-mode="lr-tb"/>
      <style:text-properties officeooo:rsid="0006ec01" officeooo:paragraph-rsid="000dc0ae"/>
    </style:style>
    <style:style style:name="P38" style:family="paragraph" style:parent-style-name="Preformatted_20_Text" style:list-style-name="L3">
      <style:paragraph-properties style:writing-mode="lr-tb"/>
      <style:text-properties officeooo:rsid="0013c569" officeooo:paragraph-rsid="0013c569"/>
    </style:style>
    <style:style style:name="P39" style:family="paragraph" style:parent-style-name="Preformatted_20_Text">
      <style:paragraph-properties fo:margin-top="0in" fo:margin-bottom="0in" loext:contextual-spacing="false" fo:padding="0in" fo:border="none"/>
      <style:text-properties style:font-name="Ubuntu Mono" fo:font-size="12.3999996185303pt" fo:background-color="#ffff00"/>
    </style:style>
    <style:style style:name="P40" style:family="paragraph" style:parent-style-name="Preformatted_20_Text">
      <style:paragraph-properties fo:margin-top="0in" fo:margin-bottom="0in" loext:contextual-spacing="false" fo:padding="0in" fo:border="none"/>
      <style:text-properties fo:background-color="#ffff00"/>
    </style:style>
    <style:style style:name="T1" style:family="text">
      <style:text-properties fo:font-style="italic" style:font-style-asian="italic" style:font-style-complex="italic"/>
    </style:style>
    <style:style style:name="T2" style:family="text">
      <style:text-properties officeooo:rsid="0006ec01"/>
    </style:style>
    <style:style style:name="T3" style:family="text">
      <style:text-properties officeooo:rsid="000c690c"/>
    </style:style>
    <style:style style:name="T4" style:family="text">
      <style:text-properties officeooo:rsid="000cfc43"/>
    </style:style>
    <style:style style:name="T5" style:family="text">
      <style:text-properties officeooo:rsid="000dc0ae"/>
    </style:style>
    <style:style style:name="T6" style:family="text">
      <style:text-properties officeooo:rsid="0011e1a2"/>
    </style:style>
    <style:style style:name="T7" style:family="text">
      <style:text-properties officeooo:rsid="001545d1"/>
    </style:style>
    <style:style style:name="T8" style:family="text">
      <style:text-properties officeooo:rsid="0015f31e"/>
    </style:style>
    <style:style style:name="T9" style:family="text">
      <style:text-properties officeooo:rsid="0019d73c"/>
    </style:style>
    <style:style style:name="T10" style:family="text">
      <style:text-properties officeooo:rsid="001efd66"/>
    </style:style>
    <style:style style:name="T11" style:family="text">
      <style:text-properties officeooo:rsid="00227041"/>
    </style:style>
    <style:style style:name="T12" style:family="text">
      <style:text-properties officeooo:rsid="0023d4f3"/>
    </style:style>
    <style:style style:name="T13" style:family="text">
      <style:text-properties officeooo:rsid="00272a99"/>
    </style:style>
    <style:style style:name="T14" style:family="text">
      <style:text-properties officeooo:rsid="00298ccd"/>
    </style:style>
    <style:style style:name="T15" style:family="text">
      <style:text-properties officeooo:rsid="002a9ef9"/>
    </style:style>
    <style:style style:name="T16" style:family="text">
      <style:text-properties officeooo:rsid="002eedd1"/>
    </style:style>
    <style:style style:name="T17" style:family="text">
      <style:text-properties officeooo:rsid="002eedd1" fo:background-color="#ffff00" loext:char-shading-value="0"/>
    </style:style>
    <style:style style:name="T18" style:family="text">
      <style:text-properties style:font-name="Ubuntu Mono" fo:font-size="12.399999618530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C Immune Signatures project:</text:p>
      <text:p text:style-name="P1"/>
      <text:p text:style-name="P2">Goals:</text:p>
      <text:p text:style-name="P1">- Demonstrate results from paper using the data available on ImmuneSpace</text:p>
      <text:p text:style-name="P1"/>
      <text:p text:style-name="P2">Pipeline:</text:p>
      <text:p text:style-name="P1">[ ] Pull raw data from IS</text:p>
      <text:p text:style-name="P1">- <text:span text:style-name="T7">GE DATA: <text:s/>In “Clinical and Assay Data” … select all rows for GE files and “create Matrix” … important to use correct annotation set</text:span></text:p>
      <text:list xml:id="list3950602411883933445" text:style-name="L1">
        <text:list-item>
          <text:p text:style-name="P24">SDY212 – <text:span text:style-name="T8">HumanHT12v4 (Illimuna v4)</text:span></text:p>
        </text:list-item>
        <text:list-item>
          <text:p text:style-name="P24">SDY400</text:p>
        </text:list-item>
        <text:list-item>
          <text:p text:style-name="P24">SDY404</text:p>
        </text:list-item>
        <text:list-item>
          <text:p text:style-name="P24">SDY63</text:p>
        </text:list-item>
        <text:list-item>
          <text:p text:style-name="P24">SDY67</text:p>
        </text:list-item>
      </text:list>
      <text:p text:style-name="P4"/>
      <text:p text:style-name="P5">NOTES:</text:p>
      <text:p text:style-name="P5">for SY212:</text:p>
      <text:p text:style-name="P8">- <text:span text:style-name="T10">Original file (SDY212_WholeBlood_Microarray_update_11242014.389992.txt) aslo had these NA values so I sent an email to Patrick Dunn @ ImmPort and Jeff Wiser @ NGC to ask about this problem.</text:span></text:p>
      <text:p text:style-name="P8"/>
      <text:p text:style-name="P9">For SDY63,400,404:</text:p>
      <text:p text:style-name="P9">- Got original, non-normalized data from GEO <text:span text:style-name="T12">for SDY63</text:span> by clicking on the first GSM accession number in the “gene expression files” <text:span text:style-name="T11">in the study in ImmuneSpace </text:span>which opened an NCBI website for that individual’s data (e.g. <text:a xlink:type="simple" xlink:href="https://www.ncbi.nlm.nih.gov/geo/query/acc.cgi?acc=GSM1441207" text:style-name="Internet_20_link" text:visited-style-name="Visited_20_Internet_20_Link">https://www.ncbi.nlm.nih.gov/geo/query/acc.cgi?acc=GSM1441207</text:a>) <text:s/>and then clicking “query datasets for GSMXXXX” in the upper right hand corner to go to a search page (<text:a xlink:type="simple" xlink:href="https://www.ncbi.nlm.nih.gov/gds/?term=GSM1441207[Accession" text:style-name="Internet_20_link" text:visited-style-name="Visited_20_Internet_20_Link">https://www.ncbi.nlm.nih.gov/gds/?term=GSM1441207[Accession</text:a>]) … from here I selected the download link that seemed appropiate (e.g. year 1 study data = SDY63) and downloaded the non-normalized data. <text:s/>The headers were not biosamples though, but formatted “10005_PBMC_0”</text:p>
      <text:p text:style-name="P9">- <text:span text:style-name="T12">For SDY 404, the technique above did not work because the GSMXXX was considered private until July 2017. <text:s/>Therefore, I had to go back to SDY63 results and click “similar results” to find Year 2 and download the non-normalized text that way.</text:span></text:p>
      <text:p text:style-name="P9">- <text:span text:style-name="T14">for SDY400 (year 3), the study is still considered private … so figuring out what to do about pulling in GE data? <text:s/>Steven said that in this case, they only have baseline data so he could send that to me for testing purpose.</text:span></text:p>
      <text:p text:style-name="P9"/>
      <text:p text:style-name="P6"/>
      <text:p text:style-name="P5"/>
      <text:p text:style-name="P1"/>
      <text:p text:style-name="P2">[ ] Format / Pre-Process data to mimic titer_tables and GEMatrix.txt </text:p>
      <text:p text:style-name="P7">NOTES:</text:p>
      <text:p text:style-name="P7">for SY212:</text:p>
      <text:p text:style-name="P10">(GEMATRIX)</text:p>
      <text:p text:style-name="P7">- Had to <text:span text:style-name="T10">create new version of “create-matrix.R” called </text:span>EH_MakeGE.<text:span text:style-name="T10">R and run by hand on the Rserve because</text:span> there were a handful of Nas in the original GE file which broke the code <text:span text:style-name="T10">(max(exprs)) could note valuate</text:span></text:p>
      <text:p text:style-name="P7">- <text:span text:style-name="T10">Generating the same matrix (GEMatrix.txt) was fairly straightforward, but needed to map biosamples ids as headers to participant ids … used InputSamples table from Query Schema Browser … saved as bs_to_id_final.tsv in HIPCGeneModuleAnalysis/GEMatrixGen</text:span></text:p>
      <text:p text:style-name="P7"><text:soft-page-break/>- <text:span text:style-name="T9">when comparing “AllCohorts.tsv” which was a version of GE file created by stefan and the “SDY.GEMatrix.txt” there were differences: noted that row with nas that caused error had been removed from GEMatrix.txt … ILMN_213736 … also, two columns are missing from GEM from those available in TSV (SUB134267_d0, SUB134242_d0, SUB134307_d0) while two are present that are differently named ( SUB134307.1_d0, <text:s/>SUB134307.2_d0). <text:s/>It looks like .2 might map to the original <text:s/>SUB134307_d0 while the .1 maps to SUB134242_d0. Raphael mentioned these errors might be due to a change in the underlying data at some point between when Stefan generated the last txt file and now</text:span></text:p>
      <text:p text:style-name="P11">for YALE Studies ….</text:p>
      <text:p text:style-name="P11">- created a master script that could handle both 212 and yale studies.</text:p>
      <text:p text:style-name="P11">- SDY63 worked well in terms of subject IDs coming out right, but gene symbols were slightly different in terms of nomenclature … need Stefan to advise on which mapping table to use. <text:s/>Because bioc library IlluminaHumanv4.db was missing a lot of ids, I downloaded and read in the csv from Illumina that was found through the sdy63 geo accesssion by clicking on platform</text:p>
      <text:p text:style-name="P11"><text:a xlink:type="simple" xlink:href="https://www.ncbi.nlm.nih.gov/geo/query/acc.cgi?acc=GPL10558" text:style-name="Internet_20_link" text:visited-style-name="Visited_20_Internet_20_Link">https://www.ncbi.nlm.nih.gov/geo/query/acc.cgi?acc=GPL10558</text:a></text:p>
      <text:p text:style-name="P26">- SDY404 the subject IDs did not map exactly to originals … there were nine where the days collected had changed.</text:p>
      <text:p text:style-name="P11">- <text:span text:style-name="T16">SDY67 uses a different beadchip for the gene expression analysis (450k methylation) whose bioconductor annotation package is defunct. <text:s/>Therefore, I downloaded and use the table provided by illumina similar to SDY63. It should be noted that the original version of SDY.Gematrix.txt does not actually have probe ids. <text:s/>My guess is that this is due to the lack of a bioconductor library. <text:s/></text:span><text:span text:style-name="T17">Also using the data directly from immunespace SDY67 has 39 more subject ids than the orig gematrix.txt. Why?</text:span></text:p>
      <text:p text:style-name="P36"><text:bookmark text:name="rstudio_console_output"/>"SUB113458_d0" "SUB113463_d0" "SUB113470_d0" "SUB113473_d0" "SUB113474_d0"</text:p>
      <text:p text:style-name="P40"><text:s/><text:span text:style-name="T18">[8] "SUB113476_d0" "SUB113483_d0" "SUB113487_d0" "SUB113490_d0" "SUB113494_d0" "SUB113495_d0" "SUB113496_d0"</text:span></text:p>
      <text:p text:style-name="P39">[15] "SUB113498_d0" "SUB113504_d0" "SUB113505_d0" "SUB113513_d0" "SUB113514_d0" "SUB113524_d0" "SUB113526_d0"</text:p>
      <text:p text:style-name="P39">[22] "SUB113527_d0" "SUB113532_d0" "SUB113535_d0" "SUB113537_d0" "SUB113545_d0" "SUB113548_d0" "SUB113555_d0"</text:p>
      <text:p text:style-name="P39">[29] "SUB113558_d0" "SUB113559_d0" "SUB113561_d0" "SUB113566_d0" "SUB113567_d0" "SUB113568_d0" "SUB113571_d0"</text:p>
      <text:p text:style-name="P39">[36] "SUB113572_d0" "SUB113582_d0" "SUB113583_d0" "SUB113588_d0" "SUB113595_d0" "SUB113610_d0"</text:p>
      <text:p text:style-name="P7"/>
      <text:p text:style-name="P7"/>
      <text:p text:style-name="P10">(TITER TABLES)</text:p>
      <text:p text:style-name="P10">- calculations are done according to documentation found on the google drive … doc titled</text:p>
      <text:p text:style-name="P10">- Inverse Normal Transformation ($fc_norm_max_ivt column) … is actually a two step process of generating a modified ranking value and then generating a normalized distribution from this ranking value. <text:s/>In this way the data loses a lot of meaning I would think. <text:s/>Paper shows why: <text:a xlink:type="simple" xlink:href="https://www.ncbi.nlm.nih.gov/pmc/articles/PMC2921808/" text:style-name="Internet_20_link" text:visited-style-name="Visited_20_Internet_20_Link">https://www.ncbi.nlm.nih.gov/pmc/articles/PMC2921808/</text:a>. <text:span text:style-name="T14">Yuri sent code that is slightly different from paper but same idea.</text:span></text:p>
      <text:p text:style-name="P10">- decorrelation ($fc_res_max column) … <text:span text:style-name="T13">ends up being the normalization / standardization of a sample using the d0 normalized / standardized values to bin groups first. <text:s/>Yuri sent code for this.</text:span></text:p>
      <text:p text:style-name="P10">- <text:span text:style-name="T14">The binning of groups for the fc_res_max work was done manually … each study’s bin values are unique … still trying to get those from Yuri.</text:span></text:p>
      <text:p text:style-name="P10">- <text:span text:style-name="T15">in creating a script to run each study and generate the correct output table, it was clear that NA values in the fold change column were considered unacceptable and those rows were removed (e.g. sdy63), however NaNs farther down the pipeline due to other issues were acceptable and those were kept.</text:span></text:p>
      <text:p text:style-name="P1"/>
      <text:p text:style-name="P3"><text:soft-page-break/><text:tab/>(Stefan Notes)</text:p>
      <text:p text:style-name="P1"><text:tab/>Yes there are 3 types of data (HAI endpoints, gene expression, and demographic).  I did not <text:tab/>create any of these files but they are all on the <text:a xlink:type="simple" xlink:href="https://exchange.fhcrc.org/owa/redir.aspx?SURL=cVc08vByAZJgl_tSQN9BWX1agG5FVt7J8dk5i-RU4geL66ZeLRrUCGgAdAB0AHAAcwA6AC8ALwBkAHIAaQB2AGUALgBnAG8AbwBnAGwAZQAuAGMAbwBtAC8AZAByAGkAdgBlAC8AZgBvAGwAZABlAHIAcwAvADAAQgAyAGEAMwAzAFYAbwA0AEwANQBDAGIAYQBFAFYAUwBTAGsASgA0AEwAVQBFADAAVQAyADgAPwB1AHMAcAA9AHMAaABhAHIAaQBuAGcA&amp;URL=https%3A%2F%2Fdrive.google.com%2Fdrive%2Ffolders%2F0B2a33Vo4L5CbaEVSSkJ4LUE0U28%3Fusp%3Dsharing" office:target-frame-name="_blank" xlink:show="new" text:style-name="Internet_20_link" text:visited-style-name="Visited_20_Internet_20_Link">shared Google Drive</text:a> so Raphael should be able <text:tab/>to give you access if you need it.</text:p>
      <text:p text:style-name="P12"/>
      <text:p text:style-name="P12"><text:tab/><text:span text:style-name="T1">HAI endpoints: </text:span></text:p>
      <text:p text:style-name="P12"><text:tab/>HIPC Signatures Project Data &gt; Analysis &gt; titers &gt; titer endpoint metrics - NIH</text:p>
      <text:p text:style-name="P12"/>
      <text:p text:style-name="P12"><text:tab/><text:span text:style-name="T1">Gene Expression and Demographic Data: </text:span></text:p>
      <text:p text:style-name="P12"><text:tab/>HIPC Signatures Project Data &gt; Data</text:p>
      <text:p text:style-name="P12"/>
      <text:p text:style-name="P12"><text:tab/>The gene expression data is already normalized, and log-transformed.  I think it should be the <text:tab/>same thing inside ImmuneSpace along with the demographic data.  Damian created these files <text:tab/>but is not working in our lab anymore.  If these files don't match the data in ImmuneSpace I can <text:tab/>reach out to him to see how the files were created.</text:p>
      <text:p text:style-name="P12"/>
      <text:p text:style-name="P12"><text:tab/>The endpoint metrics derived from the HAI data were calculated by Yuri (cc'ed) from John <text:tab/>Tsang's group at the CHI.  They may be hard to automate because there is some manual I<text:tab/>nspection in choosing bin size but Yuri can speak more about what could be done and what code <text:tab/>is available</text:p>
      <text:p text:style-name="P12"/>
      <text:p text:style-name="P22">[ ] Run GEMatrix.txt, HAI, and Demographic files through Datasets.R to generate .rds files</text:p>
      <text:p text:style-name="P13"/>
      <text:p text:style-name="P20">What I did <text:span text:style-name="T5">in the datasets.R code</text:span>:</text:p>
      <text:p text:style-name="P14">- Rename directories <text:span text:style-name="T2">and put files in corresponding places</text:span></text:p>
      <text:list xml:id="list283983322095739811" text:style-name="L2">
        <text:list-item>
          <text:p text:style-name="P33">SIG &gt; as workin<text:span text:style-name="T2">g directory (e.g. “home/ehenrich/R/HIPCGeneModuleAnalysis/”)</text:span></text:p>
        </text:list-item>
        <text:list-item>
          <text:p text:style-name="P34">HAI &gt; “HAI” within working directory</text:p>
        </text:list-item>
        <text:list-item>
          <text:p text:style-name="P34">Data &gt; “GE” within working directory</text:p>
        </text:list-item>
      </text:list>
      <text:p text:style-name="P15">- <text:span text:style-name="T5">in parameters, set “force” to TRUE to ensure that HAI code is run that allows for GE code to have demographic info</text:span></text:p>
      <text:p text:style-name="P15">- <text:span text:style-name="T5">Add lines in library() to get all the necessary GE annotation packages from bioconductor</text:span></text:p>
      <text:list xml:id="list6179002598809669488" text:style-name="L3">
        <text:list-item>
          <text:p text:style-name="P37">source("https://bioconductor.org/biocLite.R")</text:p>
        </text:list-item>
        <text:list-item>
          <text:p text:style-name="P37">biocLite("hugene10sttranscriptcluster.db")</text:p>
        </text:list-item>
        <text:list-item>
          <text:p text:style-name="P37">biocLite("hgu133plus2.db")</text:p>
        </text:list-item>
        <text:list-item>
          <text:p text:style-name="P37">biocLite("illuminaHumanv<text:span text:style-name="T4">1</text:span>.db")</text:p>
        </text:list-item>
        <text:list-item>
          <text:p text:style-name="P37">biocLite("illuminaHumanv<text:span text:style-name="T4">2</text:span>.db")</text:p>
        </text:list-item>
        <text:list-item>
          <text:p text:style-name="P37">biocLite("illuminaHumanv<text:span text:style-name="T4">3</text:span>.db")</text:p>
        </text:list-item>
        <text:list-item>
          <text:p text:style-name="P37">biocLite("illuminaHumanv4.db")</text:p>
        </text:list-item>
        <text:list-item>
          <text:p text:style-name="P38">biocLite(“DEseq”)</text:p>
        </text:list-item>
      </text:list>
      <text:p text:style-name="P23"/>
      <text:p text:style-name="P23"/>
      <text:p text:style-name="P23"/>
      <text:p text:style-name="P23"/>
      <text:p text:style-name="P23"/>
      <text:p text:style-name="P19">What I did outside of datasets.R code:</text:p>
      <text:p text:style-name="P18">Files used were from the folders stefan mentions above: <text:span text:style-name="T3">each study needs three files … two in GE that are GEMatrix.txt and a demographics.txt. <text:s/>Then in HAI, a titer_table.txt</text:span></text:p>
      <text:list xml:id="list6422773788517428947" text:style-name="L4">
        <text:list-item>
          <text:p text:style-name="P35">SDY404 – hai (combined,old,young), GEMatrix, demographic</text:p>
        </text:list-item>
        <text:list-item>
          <text:p text:style-name="P35">SDY400 – hai (combined,old,young), GEMatrix, demographic</text:p>
        </text:list-item>
        <text:list-item>
          <text:p text:style-name="P35">SDY212 – hai (combined,old,young), GEMatrix, demographic</text:p>
        </text:list-item>
        <text:list-item>
          <text:p text:style-name="P35"><text:soft-page-break/>SDY63 – hai (combined,old,young), GEMatrix, demographic</text:p>
        </text:list-item>
        <text:list-item>
          <text:p text:style-name="P35">CHI-nih – hai (combined only), GEMatrix</text:p>
        </text:list-item>
        <text:list-item>
          <text:p text:style-name="P35">SDY67 – hai (combined, old), GEMatrix for batch_2, demographics for batch_2</text:p>
        </text:list-item>
      </text:list>
      <text:p text:style-name="P16"/>
      <text:p text:style-name="P17">** <text:span text:style-name="T6">the CHI-nih demographics.txt was missing so generated from the paper’s website: </text:span><text:a xlink:type="simple" xlink:href="https://chi.nhlbi.nih.gov/DATA/chi/09-H-0239/" text:style-name="Internet_20_link" text:visited-style-name="Visited_20_Internet_20_Link"><text:span text:style-name="T6">https://chi.nhlbi.nih.gov/DATA/chi/09-H-0239/</text:span></text:a></text:p>
      <text:p text:style-name="P17"/>
      <text:p text:style-name="P21">NOTE: In order to get the CHI demo txt to work the format of the SubjectID had to be changed to “sub_” as prefix to the ID.</text:p>
      <text:p text:style-name="P13"/>
      <text:p text:style-name="P1"/>
      <text:p text:style-name="P1">[ ] Generate results using HIPCMetaModuleAnalysis_V2.R from hailong</text:p>
      <text:p text:style-name="P1">- <text:span text:style-name="T10">Code had to be updated to use local directories</text:span></text:p>
      <text:p text:style-name="P1">- <text:span text:style-name="T10">important to check the package versions to make sure everything plays well together</text:span></text:p>
      <text:p text:style-name="P1"/>
      <text:p text:style-name="P1"/>
      <text:p text:style-name="P1"/>
      <text:p text:style-name="P1"/>
      <text:p text:style-name="P31">Things that need to be addressed:</text:p>
      <text:p text:style-name="P29"/>
      <text:p text:style-name="P32">Master file – IS_auto.R</text:p>
      <text:p text:style-name="P32">- build file system</text:p>
      <text:p text:style-name="P32">- download appropriate files from IS (host them somewhere in an immsig folder?)</text:p>
      <text:p text:style-name="P29"/>
      <text:p text:style-name="P29"/>
      <text:p text:style-name="P29">Rawdata intake and preprocessing for datasets.R</text:p>
      <text:p text:style-name="P32">GE</text:p>
      <text:list xml:id="list6831520025043495812" text:style-name="L5">
        <text:list-item>
          <text:p text:style-name="P30">SDY212 – still has two extra subjects and one extra row … should I just remove those?</text:p>
        </text:list-item>
        <text:list-item>
          <text:p text:style-name="P30">SDY67 – 39 subjects are not present … why not?</text:p>
        </text:list-item>
        <text:list-item>
          <text:p text:style-name="P30">All – values appear to be slightly different … I know this is not because of the normalization procedure itself, but rather some OS / pkg issue …. what to do?</text:p>
        </text:list-item>
      </text:list>
      <text:p text:style-name="P29"/>
      <text:p text:style-name="P32">Demo … tbd</text:p>
      <text:p text:style-name="P32"/>
      <text:p text:style-name="P32">HAI – figure out bin values from pics</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05:01.067555381</meta:creation-date>
    <dc:date>2016-12-23T16:28:53.109874202</dc:date>
    <meta:editing-duration>PT11H29M7S</meta:editing-duration>
    <meta:editing-cycles>23</meta:editing-cycles>
    <meta:generator>LibreOffice/5.1.4.2$Linux_X86_64 LibreOffice_project/10m0$Build-2</meta:generator>
    <meta:document-statistic meta:table-count="0" meta:image-count="0" meta:object-count="0" meta:page-count="4" meta:paragraph-count="91" meta:word-count="1414" meta:character-count="9152" meta:non-whitespace-character-count="7802"/>
  </office:meta>
</office:document-meta>
</file>